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SFMono-Regular" fo:font-size="8.5pt" fo:letter-spacing="normal" fo:font-style="normal" fo:font-weight="normal" officeooo:rsid="001cf44a" officeooo:paragraph-rsid="0019f7f5"/>
    </style:style>
    <style:style style:name="P2" style:family="paragraph" style:parent-style-name="Standard">
      <style:text-properties officeooo:rsid="00226b2e" officeooo:paragraph-rsid="00226b2e"/>
    </style:style>
    <style:style style:name="T1" style:family="text">
      <style:text-properties fo:color="#0000ff"/>
    </style:style>
    <style:style style:name="T2" style:family="text">
      <style:text-properties officeooo:rsid="002af28a"/>
    </style:style>
    <style:style style:name="T3" style:family="text">
      <style:text-properties officeooo:rsid="002b3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<text:span text:style-name="T1">{d.firstname}</text:span> <text:span text:style-name="T1">{d.lastname}</text:span>!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6-06T00:18:56.089896000</meta:creation-date>
    <dc:date>2020-05-26T09:48:23.211078016</dc:date>
    <meta:editing-duration>PT1H1M20S</meta:editing-duration>
    <meta:editing-cycles>15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" meta:word-count="3" meta:character-count="33" meta:non-whitespace-character-count="31"/>
  </office:meta>
</office:document-meta>
</file>